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4512931DC3639C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Activity">
      <style:text-properties fo:language="en" fo:country="US"/>
    </style:style>
    <style:style style:name="P8" style:family="paragraph" style:parent-style-name="Picture">
      <style:text-properties fo:language="en" fo:country="US"/>
    </style:style>
    <style:style style:name="P9" style:family="paragraph" style:parent-style-name="Markl">
      <style:text-properties fo:language="en" fo:country="US"/>
    </style:style>
    <style:style style:name="P10" style:family="paragraph" style:parent-style-name="Markl">
      <style:paragraph-properties fo:margin-left="2.501cm" fo:margin-right="0cm" fo:text-indent="0cm" style:auto-text-indent="false"/>
      <style:text-properties fo:language="en" fo:country="US"/>
    </style:style>
    <style:style style:name="P11" style:family="paragraph" style:parent-style-name="Ben">
      <style:paragraph-properties fo:margin-left="2.501cm" fo:margin-right="0cm" fo:text-indent="0cm" style:auto-text-indent="false"/>
      <style:text-properties fo:language="en" fo:country="US"/>
    </style:style>
    <style:style style:name="P12" style:family="paragraph" style:parent-style-name="Sophie">
      <style:paragraph-properties fo:margin-left="2.501cm" fo:margin-right="0cm" fo:text-indent="0cm" style:auto-text-indent="false"/>
      <style:text-properties fo:language="en" fo:country="US"/>
    </style:style>
    <style:style style:name="P13" style:family="paragraph" style:parent-style-name="Markl">
      <style:paragraph-properties fo:margin-left="1.251cm" fo:margin-right="0cm" fo:text-indent="0cm" style:auto-text-indent="false"/>
      <style:text-properties fo:language="en" fo:country="US"/>
    </style:style>
    <style:style style:name="P14" style:family="paragraph" style:parent-style-name="Ben">
      <style:paragraph-properties fo:margin-left="1.251cm" fo:margin-right="0cm" fo:text-indent="0cm" style:auto-text-indent="false"/>
      <style:text-properties fo:language="en" fo:country="US"/>
    </style:style>
    <style:style style:name="P15" style:family="paragraph" style:parent-style-name="Sophie">
      <style:paragraph-properties fo:margin-left="1.251cm" fo:margin-right="0cm" fo:text-indent="0cm" style:auto-text-indent="false"/>
      <style:text-properties fo:language="en" fo:country="US"/>
    </style:style>
    <style:style style:name="P16" style:family="paragraph" style:parent-style-name="BoxActivity">
      <style:paragraph-properties fo:margin-left="1.251cm" fo:margin-right="0cm" fo:text-indent="0cm" style:auto-text-indent="false"/>
      <style:text-properties fo:language="en" fo:country="US"/>
    </style:style>
    <style:style style:name="P17" style:family="paragraph" style:parent-style-name="Music">
      <style:paragraph-properties fo:margin-left="1.251cm" fo:margin-right="0cm" fo:text-indent="0cm" style:auto-text-indent="false"/>
      <style:text-properties fo:language="en" fo:country="US"/>
    </style:style>
    <style:style style:name="P18" style:family="paragraph" style:parent-style-name="Ben">
      <style:text-properties fo:language="en" fo:country="US"/>
    </style:style>
    <style:style style:name="P19" style:family="paragraph" style:parent-style-name="Ben">
      <style:paragraph-properties fo:margin-left="3.752cm" fo:margin-right="0cm" fo:text-indent="0cm" style:auto-text-indent="false"/>
      <style:text-properties fo:language="en" fo:country="US"/>
    </style:style>
    <style:style style:name="P20" style:family="paragraph" style:parent-style-name="Calcifer">
      <style:paragraph-properties fo:margin-left="3.752cm" fo:margin-right="0cm" fo:text-indent="0cm" style:auto-text-indent="false"/>
      <style:text-properties fo:language="en" fo:country="US"/>
    </style:style>
    <style:style style:name="P21" style:family="paragraph" style:parent-style-name="Sophie">
      <style:paragraph-properties fo:margin-left="3.752cm" fo:margin-right="0cm" fo:text-indent="0cm" style:auto-text-indent="false"/>
      <style:text-properties fo:language="en" fo:country="US"/>
    </style:style>
    <style:style style:name="P22" style:family="paragraph" style:parent-style-name="Zip">
      <style:text-properties fo:language="en" fo:country="US"/>
    </style:style>
    <style:style style:name="P23" style:family="paragraph" style:parent-style-name="BoxActivity">
      <style:text-properties fo:language="en" fo:country="US"/>
    </style:style>
    <style:style style:name="P24" style:family="paragraph" style:parent-style-name="BoxActivity">
      <style:text-properties fo:language="en" fo:country="US" fo:font-style="italic" style:font-style-asian="italic" style:font-style-complex="italic"/>
    </style:style>
    <style:style style:name="P25" style:family="paragraph" style:parent-style-name="BoxActivity">
      <style:text-properties fo:language="en" fo:country="US" officeooo:paragraph-rsid="0010c649"/>
    </style:style>
    <style:style style:name="P26" style:family="paragraph" style:parent-style-name="Clown">
      <style:text-properties fo:language="en" fo:country="US"/>
    </style:style>
    <style:style style:name="P27" style:family="paragraph" style:parent-style-name="Clown">
      <style:text-properties fo:language="en" fo:country="US" fo:font-weight="bold" style:font-weight-asian="bold" style:font-weight-complex="bold"/>
    </style:style>
    <style:style style:name="P28" style:family="paragraph" style:parent-style-name="Xaion">
      <style:text-properties fo:language="en" fo:country="US"/>
    </style:style>
    <style:style style:name="P29" style:family="paragraph" style:parent-style-name="Calcifer">
      <style:text-properties fo:language="en" fo:country="US"/>
    </style:style>
    <style:style style:name="P30" style:family="paragraph" style:parent-style-name="FisherMan">
      <style:text-properties fo:language="en" fo:country="US"/>
    </style:style>
    <style:style style:name="P31" style:family="paragraph" style:parent-style-name="BlackSmith">
      <style:text-properties fo:language="en" fo:country="US" fo:font-weight="bold" fo:background-color="#dee6ef" style:font-weight-asian="bold" style:font-weight-complex="bold"/>
    </style:style>
    <style:style style:name="P32" style:family="paragraph" style:parent-style-name="WoW">
      <style:text-properties fo:language="en" fo:country="US"/>
    </style:style>
    <style:style style:name="P33" style:family="paragraph" style:parent-style-name="MarionTheSmart">
      <style:text-properties fo:language="en" fo:country="US"/>
    </style:style>
    <style:style style:name="P34" style:family="paragraph" style:parent-style-name="Ektor">
      <style:text-properties fo:language="en" fo:country="US"/>
    </style:style>
    <style:style style:name="P35" style:family="paragraph" style:parent-style-name="Alchemist">
      <style:text-properties fo:language="en" fo:country="US"/>
    </style:style>
    <style:style style:name="P36" style:family="paragraph" style:parent-style-name="Sophie">
      <style:text-properties fo:language="en" fo:country="US"/>
    </style:style>
    <style:style style:name="P37" style:family="paragraph" style:parent-style-name="Sophie">
      <style:text-properties fo:language="en" fo:country="US" fo:font-style="normal" fo:font-weight="bold" style:font-style-asian="normal" style:font-weight-asian="bold" style:font-style-complex="normal" style:font-weight-complex="bold"/>
    </style:style>
    <style:style style:name="P38" style:family="paragraph" style:parent-style-name="Sophie">
      <style:text-properties fo:language="en" fo:country="US" fo:font-weight="bold" officeooo:paragraph-rsid="000c3333" style:font-weight-asian="bold" style:font-weight-complex="bold"/>
    </style:style>
    <style:style style:name="P39" style:family="paragraph" style:parent-style-name="Sophie">
      <style:text-properties fo:language="en" fo:country="US" fo:font-weight="normal" officeooo:paragraph-rsid="000c3333" style:font-weight-asian="normal" style:font-weight-complex="normal"/>
    </style:style>
    <style:style style:name="P40" style:family="paragraph" style:parent-style-name="Sophie">
      <style:text-properties fo:color="#706e0c" fo:language="en" fo:country="US"/>
    </style:style>
    <style:style style:name="P41" style:family="paragraph" style:parent-style-name="Heen">
      <style:text-properties fo:language="en" fo:country="US"/>
    </style:style>
    <style:style style:name="P42" style:family="paragraph" style:parent-style-name="Text_20_body">
      <style:text-properties fo:language="en" fo:country="US"/>
    </style:style>
    <style:style style:name="P43" style:family="paragraph" style:parent-style-name="Music">
      <style:text-properties fo:language="en" fo:country="US"/>
    </style:style>
    <style:style style:name="P44" style:family="paragraph" style:parent-style-name="Music">
      <style:text-properties fo:language="en" fo:country="US" fo:font-style="normal" fo:font-weight="bold" style:font-style-asian="normal" style:font-weight-asian="bold" style:font-style-complex="normal" style:font-weight-complex="bold"/>
    </style:style>
    <style:style style:name="P45" style:family="paragraph" style:parent-style-name="Music">
      <style:text-properties fo:language="en" fo:country="US" fo:font-style="italic"/>
    </style:style>
    <style:style style:name="P46" style:family="paragraph" style:parent-style-name="Music">
      <style:text-properties fo:language="en" fo:country="US" fo:font-style="italic" style:font-style-asian="italic" style:font-style-complex="italic"/>
    </style:style>
    <style:style style:name="P47"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officeooo:paragraph-rsid="00093802" fo:hyphenate="true" fo:hyphenation-remain-char-count="2" fo:hyphenation-push-char-count="2"/>
    </style:style>
    <style:style style:name="P48"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officeooo:paragraph-rsid="000a809f" fo:hyphenate="true" fo:hyphenation-remain-char-count="2" fo:hyphenation-push-char-count="2"/>
    </style:style>
    <style:style style:name="P49"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language="en" fo:country="US" officeooo:paragraph-rsid="00093802" fo:hyphenate="true" fo:hyphenation-remain-char-count="2" fo:hyphenation-push-char-count="2"/>
    </style:style>
    <style:style style:name="P50" style:family="paragraph" style:parent-style-name="Ben">
      <style:paragraph-properties fo:margin-left="0cm" fo:margin-right="0cm" fo:text-indent="0cm" style:auto-text-indent="false"/>
      <style:text-properties fo:language="en" fo:country="US" officeooo:rsid="000d0cef"/>
    </style:style>
    <style:style style:name="P51" style:family="paragraph" style:parent-style-name="Heading_20_4">
      <style:text-properties fo:language="en" fo:country="US"/>
    </style:style>
    <style:style style:name="P52" style:family="paragraph" style:parent-style-name="Heading_20_4">
      <style:paragraph-properties fo:break-before="page"/>
      <style:text-properties fo:language="en" fo:country="US"/>
    </style:style>
    <style:style style:name="P53" style:family="paragraph" style:parent-style-name="Heading_20_1">
      <style:text-properties fo:language="en" fo:country="US"/>
    </style:style>
    <style:style style:name="P54"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officeooo:paragraph-rsid="000a809f" fo:hyphenate="true" fo:hyphenation-remain-char-count="2" fo:hyphenation-push-char-count="2"/>
    </style:style>
    <style:style style:name="P55" style:family="paragraph">
      <style:text-properties fo:language="en" fo:country="US"/>
    </style:style>
    <style:style style:name="P56" style:family="paragraph">
      <style:text-properties fo:language="en" fo:country="US"/>
    </style:style>
    <style:style style:name="P57" style:family="paragraph" style:parent-style-name="Sophie" style:list-style-name="L1">
      <style:text-properties fo:language="en" fo:country="US"/>
    </style:style>
    <style:style style:name="P58" style:family="paragraph" style:parent-style-name="Sophie" style:list-style-name="L2">
      <style:text-properties fo:language="en" fo:country="US"/>
    </style:style>
    <style:style style:name="P59" style:family="paragraph" style:parent-style-name="Sophie" style:list-style-name="L2">
      <style:text-properties fo:language="en" fo:country="US" officeooo:rsid="000d0cef" officeooo:paragraph-rsid="000d0cef"/>
    </style:style>
    <style:style style:name="P60" style:family="paragraph">
      <style:text-properties fo:language="en" fo:country="US"/>
    </style:style>
    <style:style style:name="P61" style:family="paragraph" style:parent-style-name="Ben" style:list-style-name="L2">
      <style:text-properties fo:font-weight="bold" officeooo:rsid="000d0cef" officeooo:paragraph-rsid="000d0cef" style:font-weight-asian="bold" style:font-weight-complex="bold"/>
    </style:style>
    <style:style style:name="P62" style:family="paragraph" style:parent-style-name="Ben" style:list-style-name="L2">
      <style:paragraph-properties fo:margin-left="1.251cm" fo:margin-right="0cm" fo:text-indent="0cm" style:auto-text-indent="false"/>
      <style:text-properties fo:language="en" fo:country="US" officeooo:paragraph-rsid="000d0cef"/>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b337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d0cef"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text:display="none"/>
    </style:style>
    <style:style style:name="T11" style:family="text">
      <style:text-properties fo:font-weight="bold" style:font-weight-asian="bold" style:font-weight-complex="bold"/>
    </style:style>
    <style:style style:name="T12" style:family="text">
      <style:text-properties fo:font-weight="bold" officeooo:rsid="00093802" style:font-weight-asian="bold" style:font-weight-complex="bold"/>
    </style:style>
    <style:style style:name="T13" style:family="text">
      <style:text-properties fo:font-weight="bold" officeooo:rsid="000a809f" style:font-weight-asian="bold" style:font-weight-complex="bold"/>
    </style:style>
    <style:style style:name="T14" style:family="text">
      <style:text-properties fo:font-weight="bold" officeooo:rsid="000f11b3" style:font-weight-asian="bold" style:font-weight-complex="bold"/>
    </style:style>
    <style:style style:name="T15" style:family="text">
      <style:text-properties fo:font-weight="bold" officeooo:rsid="0010c649" style:font-weight-asian="bold" style:font-weight-complex="bold"/>
    </style:style>
    <style:style style:name="T16" style:family="text">
      <style:text-properties fo:color="#f79e10"/>
    </style:style>
    <style:style style:name="T17" style:family="text">
      <style:text-properties fo:color="#f79e10"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93802" style:font-weight-asian="normal" style:font-weight-complex="normal"/>
    </style:style>
    <style:style style:name="T20" style:family="text">
      <style:text-properties fo:font-weight="normal" officeooo:rsid="000a809f" style:font-weight-asian="normal" style:font-weight-complex="normal"/>
    </style:style>
    <style:style style:name="T21" style:family="text">
      <style:text-properties fo:font-weight="normal" officeooo:rsid="001b337e" style:font-weight-asian="normal" style:font-weight-complex="normal"/>
    </style:style>
    <style:style style:name="T22" style:family="text">
      <style:text-properties fo:language="en" fo:country="US"/>
    </style:style>
    <style:style style:name="T23" style:family="text">
      <style:text-properties fo:language="en" fo:country="US" fo:font-style="italic"/>
    </style:style>
    <style:style style:name="T24" style:family="text">
      <style:text-properties fo:language="en" fo:country="US" fo:font-style="italic" fo:font-weight="bold" style:font-style-asian="italic" style:font-weight-asian="bold" style:font-style-complex="italic" style:font-weight-complex="bold"/>
    </style:style>
    <style:style style:name="T25" style:family="text">
      <style:text-properties fo:language="en" fo:country="US" fo:font-style="italic" style:font-style-asian="italic" style:font-style-complex="italic"/>
    </style:style>
    <style:style style:name="T26" style:family="text">
      <style:text-properties fo:language="en" fo:country="US" fo:font-style="italic" officeooo:rsid="000f11b3" style:font-style-asian="italic" style:font-style-complex="italic"/>
    </style:style>
    <style:style style:name="T27" style:family="text">
      <style:text-properties fo:language="en" fo:country="US" fo:font-style="italic" fo:font-weight="normal" style:font-style-asian="italic" style:font-weight-asian="normal" style:font-style-complex="italic" style:font-weight-complex="normal"/>
    </style:style>
    <style:style style:name="T28" style:family="text">
      <style:text-properties fo:language="en" fo:country="US" fo:font-weight="bold" style:font-weight-asian="bold" style:font-weight-complex="bold"/>
    </style:style>
    <style:style style:name="T29" style:family="text">
      <style:text-properties fo:language="en" fo:country="US" fo:font-weight="bold" officeooo:rsid="00093802" style:font-weight-asian="bold" style:font-weight-complex="bold"/>
    </style:style>
    <style:style style:name="T30" style:family="text">
      <style:text-properties fo:language="en" fo:country="US" fo:font-weight="bold" officeooo:rsid="000a809f" style:font-weight-asian="bold" style:font-weight-complex="bold"/>
    </style:style>
    <style:style style:name="T31" style:family="text">
      <style:text-properties fo:language="en" fo:country="US" fo:font-weight="normal" officeooo:rsid="000a809f" style:font-weight-asian="normal" style:font-weight-complex="normal"/>
    </style:style>
    <style:style style:name="T32" style:family="text">
      <style:text-properties officeooo:rsid="00093802"/>
    </style:style>
    <style:style style:name="T33" style:family="text">
      <style:text-properties officeooo:rsid="000a809f"/>
    </style:style>
    <style:style style:name="T34" style:family="text">
      <style:text-properties officeooo:rsid="000d3dea"/>
    </style:style>
    <style:style style:name="T35" style:family="text">
      <style:text-properties officeooo:rsid="000f11b3"/>
    </style:style>
    <style:style style:name="T36" style:family="text">
      <style:text-properties officeooo:rsid="0010c649"/>
    </style:style>
    <style:style style:name="T37" style:family="text">
      <style:text-properties officeooo:rsid="001270c8"/>
    </style:style>
    <style:style style:name="T38" style:family="text">
      <style:text-properties officeooo:rsid="0013247e"/>
    </style:style>
    <style:style style:name="T39" style:family="text">
      <style:text-properties officeooo:rsid="00151a62"/>
    </style:style>
    <style:style style:name="T40" style:family="text">
      <style:text-properties officeooo:rsid="0019be13"/>
    </style:style>
    <style:style style:name="T41" style:family="text">
      <style:text-properties officeooo:rsid="001b337e"/>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3" text:outline-level="1">Script of level 6 - Cal</text:h>
      <table:table table:name="Table1" table:style-name="Table1">
        <table:table-column table:style-name="Table1.A"/>
        <table:table-row>
          <table:table-cell table:style-name="Table1.A1" office:value-type="string">
            <text:p text:style-name="P6">Level 6, “Cal”, is characterized by 18 scenes, as well as 4 (<text:span text:style-name="T16">*</text:span>) situations in which it is possible to talk freely.</text:p>
            <text:p text:style-name="P7">Duration: 1h30min ≈ 2h30min with secondary missions.</text:p>
          </table:table-cell>
        </table:table-row>
      </table:table>
      <text:h text:style-name="P51" text:outline-level="4">1 – Where they open the door of the walls.</text:h>
      <text:p text:style-name="P23"><draw:frame draw:style-name="fr1" draw:name="Frame1" text:anchor-type="paragraph" svg:width="7.001cm" draw:z-index="0"><draw:text-box fo:min-height="12.1cm"><text:p text:style-name="P8"><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10"><text:line-break/></text:span>Picture <text:sequence text:ref-name="refPicture0" text:name="Picture" text:formula="ooow:Picture+1" style:num-format="1">1</text:sequence>: Secret door of the city</text:p></draw:text-box></draw:frame>The team has just passed the last hill of the roaring Hills. Finally they see the east citadel, rising up the hill, and on than the great walls of Cal standing over the plateau, in the distance.</text:p>
      <text:p text:style-name="Music"><text:span text:style-name="T22">♫ Score: Persian theme [</text:span><text:span text:style-name="T1">Larghetto</text:span><text:span text:style-name="T22">].</text:span></text:p>
      <text:p text:style-name="Music">♫ Ambient sounds: wind, rustling of grass, a few crickets.</text:p>
      <text:p text:style-name="P36"><text:span text:style-name="T11">Sophie</text:span>: Here it is! It’s Cal! Finally, who knows if Howl is still there. Oh! I wonder if he’s prisoner!</text:p>
      <text:p text:style-name="P41"><text:span text:style-name="T11">Heen</text:span>: Uooof! Uof!… Cal! Caal!</text:p>
      <text:p text:style-name="P23"><text:span text:style-name="T32">Inside the Citadel </text:span>Heen transforms himself continuously, changing what he says based on his form. Meanwhile, he goes around Calcifer.</text:p>
      <text:p text:style-name="Music">♫ Sound effects: zoomer (Heen), zoomer (Heen) reverse.</text:p>
      <text:p text:style-name="P29"><text:span text:style-name="T11">Calcifer</text:span>: Heen stop it.</text:p>
      <text:p text:style-name="P9"><text:span text:style-name="T11">Markl</text:span>: It’s very far away! We won’t arrive before evening!</text:p>
      <text:p text:style-name="P36"><text:span text:style-name="T11">Sophie</text:span>: You’re right, hurry up.</text:p>
      <text:p text:style-name="P23">The team arrives outside the city walls, near the secret entrance 1.</text:p>
      <text:p text:style-name="Music">♫ Sound clues: Egyptian trumpet.</text:p>
      <text:p text:style-name="P36"><text:span text:style-name="T11">Sophie</text:span>: We should have arrived, but I don’t see any door.</text:p>
      <text:p text:style-name="P40"><text:span text:style-name="T11">Markl</text:span>: that should be the citadel tower that signals the secret entrance into the walls!</text:p>
      <text:p text:style-name="P29"><text:span text:style-name="T11">Calcifer</text:span>: It’s magical! We detect his presence.</text:p>
      <text:p text:style-name="P32"><text:span text:style-name="T11">Witch of the Waste</text:span>: Yes, yes, we are dealing with a beautiful antique door.</text:p>
      <text:p text:style-name="P23">Leaning on his magic stick, the witch of the lands approaches the walls and reveals the door tracing its perimeter.</text:p>
      <text:p text:style-name="Music">♫ Sound effects: sparkle.</text:p>
      <text:p text:style-name="P9"><text:span text:style-name="T11">Markl</text:span>: Uooo incredible, I’ve never seen anything like this.</text:p>
      <text:p text:style-name="P36"><text:span text:style-name="T11">Sophie</text:span>: Perfect, now we just have to pass it before a patrol come through the walls.</text:p>
      <text:p text:style-name="P23">The player need to solve an enigma, once solved, the door opens wide.</text:p>
      <text:p text:style-name="Music">♫ Sound clues: chorus of Egyptian trumpets.</text:p>
      <text:p text:style-name="P36"><text:span text:style-name="T11">Sophie</text:span>: Never let it be said that a magic door refuses to let me in.</text:p>
      <text:p text:style-name="P23">After that Sophie opened the door following the procedure given her by the head of the village, they enter in the passage between the walls, and Heen can break through a secret passage.</text:p>
      <text:p text:style-name="Music">♫ Ambient sounds: very light wind.</text:p>
      <text:p text:style-name="P36"><text:span text:style-name="T8">Sophie: </text:span><text:span text:style-name="T9">Heen, look! This walls can be broken down!</text:span></text:p>
      <text:p text:style-name="P41"><text:span text:style-name="T8">Heen</text:span>: <text:span text:style-name="T7">Heen open a passage!</text:span></text:p>
      <text:p text:style-name="P23"><text:soft-page-break/>The walls collapse under Heen’s ax hits.</text:p>
      <text:p text:style-name="Music">♫ Sound effects: noise of iron on bricks, rolling stones.</text:p>
      <text:p text:style-name="P29"><text:span text:style-name="T8">Calcifer</text:span>: It seems really wet down there.</text:p>
      <text:p text:style-name="P23">Sophie opens the manhole that leads on the top of the secret passage and sees the city for the first time, it’s silent and creepy.</text:p>
      <text:p text:style-name="P44">♫ Sound effects: Manhole opening, wind over the silence of the city.</text:p>
      <text:p text:style-name="P29"><text:span text:style-name="T8">Calcifer: </text:span><text:span text:style-name="T9">well, here we are. We just have to find the tavern, right? In the boroughs district, should be nearby.</text:span></text:p>
      <text:p text:style-name="P36"><text:span text:style-name="T8">Sophie: </text:span><text:span text:style-name="T9">yes, we go down to the road and proceed before it is completely dark.</text:span></text:p>
      <text:p text:style-name="P23">Sophie descends on a stand that runs along the walls, near the small tower from which they came out. But she stops and remains motionless as soon as she sees a patrol coming up.</text:p>
      <text:p text:style-name="P44">♫ Sound effects: Soldiers walking.</text:p>
      <text:p text:style-name="P37"/>
      <text:p text:style-name="P37"/>
      <text:p text:style-name="P37"/>
      <text:h text:style-name="P52" text:outline-level="4">2 – Where they arrive stealthily to the tavern.</text:h>
      <text:p text:style-name="P23">Back on the ground, the team wanders through the city’s alleys.</text:p>
      <text:p text:style-name="Music">♫ Ambient sounds: voices of people, noise of wheels of wooden wagons, some clashing of copper objects.</text:p>
      <text:p text:style-name="P9"><text:span text:style-name="T11">Markl</text:span>: What a dark place here, Calcifer do a bit of light.</text:p>
      <text:p text:style-name="P36"><text:span text:style-name="T11">Sophie</text:span>: No Calcifer, stop! You will expose us, in fact, lower the visor of the armor.</text:p>
      <text:p text:style-name="P23">Calcifer lowers the visor and the alley becomes even darker.</text:p>
      <text:p text:style-name="Music">♫ Sound effects: noise of iron on iron.</text:p>
      <text:p text:style-name="P29"><text:span text:style-name="T11">Calcifer</text:span>: And here we are, completely in disguise.</text:p>
      <text:p text:style-name="P23">Once arrived at the tavern they see that the inside it’s slightly illuminated.</text:p>
      <text:p text:style-name="Music">♫ Sound clues: violin string that stride.</text:p>
      <text:p text:style-name="P29"><text:span text:style-name="T11">Calcifer</text:span>: To us it looks like a trap.</text:p>
      <text:p text:style-name="P36"><text:span text:style-name="T11">Sophie</text:span>: Why would you say that? What was you expecting, a welcoming committee?</text:p>
      <text:p text:style-name="P29"><text:span text:style-name="T11">Calcifer</text:span>: No, it’s not for the silence, the whole city seems deserted. The problem is that we feel strange energies coming from there.</text:p>
      <text:p text:style-name="P9"><text:span text:style-name="T11">Markl</text:span>: In any case we wouldn’t know where else to go.</text:p>
      <text:p text:style-name="P32"><text:span text:style-name="T11">Witch of the Waste</text:span>: I have to sit down, I’m sick of this stick.</text:p>
      <text:p text:style-name="P23">The Witch of the Lands approaches the door and waits for Sophie.</text:p>
      <text:h text:style-name="P52" text:outline-level="4">3 – Where they enter the tavern full of monsters.</text:h>
      <text:p text:style-name="P23">Sophie opens the door, and the Witch of the Waste and Heen, in the form of a warrior, enter next to her. They find a lot of people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Music"><text:span text:style-name="T22">♫ Score: military music [</text:span><text:span text:style-name="T1">Vivace]</text:span><text:span text:style-name="T22">.</text:span></text:p>
      <text:p text:style-name="Music">♫ Sound effects: zoomer (Heen), door open, noise of wood on wood, thick liquid that boils, fire that crackles.</text:p>
      <text:p text:style-name="P42"><draw:frame draw:style-name="fr2" draw:name="Frame2" text:anchor-type="as-char" svg:width="19.001cm" draw:z-index="2"><draw:text-box fo:min-height="10.028cm"><text:p text:style-name="P8"><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10"><text:line-break/></text:span>Picture <text:sequence text:ref-name="refPicture1" text:name="Picture" text:formula="ooow:Picture+1" style:num-format="1">2</text:sequence>: The tavern full of monsters</text:p></draw:text-box></draw:frame></text:p>
      <text:p text:style-name="P6"/>
      <text:h text:style-name="P52" text:outline-level="4">4 – Where Ben arrives in the tavern and they escape from the roofs.</text:h>
      <text:p text:style-name="P23">As they finish victoriously, Ben comes downstairs, from the stairs leading to the upper floor.</text:p>
      <text:p text:style-name="P43">♫ Sound effects: boots on wood (x3).</text:p>
      <text:p text:style-name="P18"><text:span text:style-name="T11">Ben</text:span>: Soon! Go upstairs! Many others of them are coming, you have made a mess!</text:p>
      <text:p text:style-name="P36"><text:span text:style-name="T11">Sophie</text:span>: And who would you be?</text:p>
      <text:p text:style-name="P18"><text:span text:style-name="T11">Ben</text:span>: For now it’s enough to know that I fight by your side and that I am not covered with mud.</text:p>
      <text:p text:style-name="P23">At the end of the battle they go to the first floor of the tavern.</text:p>
      <text:p text:style-name="P18"><text:span text:style-name="T11">Ben</text:span>: My name is Ben, I am a guard of Cal, loyal to the great King Beuron, you rather, how did you end up in the old base of the resistance?</text:p>
      <text:p text:style-name="P23">Meanwhile, he looks at them worriedly, with particular attention to the old witch.</text:p>
      <text:p text:style-name="P36"><text:span text:style-name="T11">Sophie</text:span>: We’re looking for Howl the wizard, he’s been missing for days.</text:p>
      <text:p text:style-name="P18"><text:span text:style-name="T11">Ben</text:span>: Ah! Just as I imagined, you are Howl’s companions! Then you are also my companions. You, old woman, do you think you can jump from roof to roof with that old stick? You know, it’s really an emergency.</text:p>
      <text:p text:style-name="P23">The witch of the lands stares Ben with love.</text:p>
      <text:p text:style-name="P32"><text:span text:style-name="T11">Witch of the Waste</text:span>: My beautiful young man, if the stick was not enough, I studied in my life at least a thousand spells even more useful to the task. I think I should remember at least one.</text:p>
      <text:p text:style-name="P18"><text:span text:style-name="T11">Ben</text:span>: And you? With that armor?</text:p>
      <text:p text:style-name="P23">Calcifer uses the arms of the armor to lift the empty iron bust.</text:p>
      <text:p text:style-name="P29"><text:span text:style-name="T11">Calcifer</text:span>: We are self-sufficient, worried at most to keep the child and that dog away from our feet.</text:p>
      <text:p text:style-name="P23">And so the group hurries to proceed on the roofs.</text:p>
      <text:p text:style-name="Music"><text:span text:style-name="T22">♫ Score: Persian theme [</text:span><text:span text:style-name="T1">Andante</text:span><text:span text:style-name="T22">].</text:span></text:p>
      <text:p text:style-name="P43">♫ Ambient sounds: medium wind, noise of wheels of wooden wagons, some clashing of copper objects.</text:p>
      <text:p text:style-name="P36"><text:span text:style-name="T11">Sophie</text:span>: So you met Howl? In Salt Marina they said that King Beuron gone mad, and that Howl therefore quelled him.</text:p>
      <text:p text:style-name="P18"><text:span text:style-name="T11">Ben</text:span>: He did much more, he saved the king from Layton’s mental manipulation! Unfortunately, however, immediately afterwards he disappeared. He headed for Layton’s fortress with a handful of soldiers. But it’s been four days now.</text:p>
      <text:p text:style-name="P23">When Calcifer hears pronouncing the name of Layton he petrifies for a moment. </text:p>
      <text:p text:style-name="P43">♫ Sound clues: piano scale.</text:p>
      <text:p text:style-name="P36"><text:span text:style-name="T11">Sophie</text:span>: Do you think they were defeated?</text:p>
      <text:p text:style-name="P18"><text:span text:style-name="T11">Ben</text:span>: I don’t know how else to explain their missing.</text:p>
      <text:h text:style-name="P52" text:outline-level="4">5 – Where they see Layton flying <text:span text:style-name="T36">and Calcifer tells his story, </text:span>while they arrive at the base of the resistance.</text:h>
      <text:p text:style-name="P23">Shortly before their arriving at the base where Cal’s survivors and resistance are hidden, Calcifer perceives great magic power over their heads. Layton flies over the city to the tavern they have destroyed, which still burns in the night. </text:p>
      <text:p text:style-name="P23">On the roofs Calcifer, recounted the past between Howl and Layton.</text:p>
      <text:p text:style-name="P29"><text:span text:style-name="T11">Calcifer</text:span> <text:span text:style-name="T2">-worried-</text:span>: I always suspected that Layton was the origin of the mud, but I was looking for a confirmation.</text:p>
      <text:p text:style-name="P36"><text:span text:style-name="T11">Sophie</text:span>: Layton? Who? What are you talking about?</text:p>
      <text:p text:style-name="P29"><text:span text:style-name="T11">Calcifer</text:span>: We can explain who our enemy is… who was when we met him for the first time… oh, what Howl did to him… and why he’s in search of revenge.</text:p>
      <text:p text:style-name="P36"><text:span text:style-name="T11">Sophie</text:span>: Calcifer calm down. Try to explain yourself.</text:p>
      <text:p text:style-name="Ben"><text:span text:style-name="T11">Ben</text:span>: Not now! Here on the roofs?</text:p>
      <text:p text:style-name="Sophie"><text:span text:style-name="T11">Sophie</text:span>: Ben please, Layton has just passed, and no one can see us.</text:p>
      <text:p text:style-name="P23">Calcifer begins to shrink in a flame more and more labile and takes a tearful look.</text:p>
      <text:p text:style-name="Markl"><text:span text:style-name="T11">Markl</text:span>: Is it something that happened before I arrived?</text:p>
      <text:p text:style-name="P29"><text:span text:style-name="T11">Calcifer</text:span>: Yes, it happened shortly after we made the deal with Howl. Layton was a student of Suliman, older and stronger than Howl.</text:p>
      <text:p text:style-name="WoW"><text:span text:style-name="T11">Witch of the Waste</text:span>: Really difficult to imagine that little prince who remains in second place.</text:p>
      <text:p text:style-name="P29"><text:span text:style-name="T11">Calcifer</text:span>: Obviously, the two were in constant competition, and after we came to upgrade Howl’s magic, the imbalance caused Layton to get angry. He tried to find out what gave the new strength to Howl, and to do so he used his main weakness: he disguised himself as a woman and made him fall in love.</text:p>
      <text:p text:style-name="Sophie"><text:span text:style-name="T11">Sophie</text:span>: Really disturbing, but appropriate.</text:p>
      <text:p text:style-name="P29"><text:span text:style-name="T11">Calcifer</text:span>: When Layton tried to steal us, we discovered his disguise. Howl at that point freaked out of despair and closed Layton in a tiny box full of all the spirits he usually evokes.</text:p>
      <text:p text:style-name="Sophie"><text:span text:style-name="T11">Sophie</text:span>: That’s why the slime is equal to the one of his spell!</text:p>
      <text:p text:style-name="Calcifer"><text:span text:style-name="T28">Calcifer</text:span><text:span text:style-name="T22">: Exactly, Layton must have gone completely mad during his imprisonment, and somehow learned to control Howl’s spell. So as soon as he freed himself he started to gather an army of depressed marionettes!</text:span></text:p>
      <text:p text:style-name="Ben"><text:span text:style-name="T11">Ben</text:span>: OK, now we know that the powerful sorcerer who decimated the city has the habit of dressing up; can we get to the refuge as soon as we can? You have no idea of the danger.</text:p>
      <text:p text:style-name="P23">After they went down on the ground, Ben traces with his finger a symbol on a manhole inside a fountain, which opens on its own. Sophie reflects on the news;</text:p>
      <text:p text:style-name="Sophie"><text:span text:style-name="T11">Sophie</text:span>: <text:span text:style-name="T37">T</text:span>hat’s why he disappeared without saying anything, he did not want Suliman to know that he had exiled and drove his favorite student crazy years ago for a teenage quarrel!</text:p>
      <text:p text:style-name="Markl"><text:span text:style-name="T11">Markl</text:span>: <text:span text:style-name="T38">A</text:span>fter all these years, he continues to act on impulse. He certainly needed help to remedy this past mistake.</text:p>
      <text:p text:style-name="P25"><text:span text:style-name="T36">Ben</text:span> informs them that Howl has helped them find the new hiding place, after which they dive into it.</text:p>
      <text:p text:style-name="P23">When the team arrives at the den of the resistance, there are a dozen men and women in the central cave named square of the resistance. The crowd is rather downcast, but shows interest in newcomers. Yet no one comes near to speak, as everyone is busy.</text:p>
      <text:p text:style-name="Music"><text:span text:style-name="T22">♫ Score: cello [</text:span><text:span text:style-name="T23">Moderato</text:span><text:span text:style-name="T22">].</text:span></text:p>
      <text:p text:style-name="P43">♫ Ambient sounds: light wind, noise of wheels of wooden wagons.</text:p>
      <text:p text:style-name="P43"/>
      <text:h text:style-name="P51" text:outline-level="4" text:is-list-header="true"><text:soft-page-break/>They arrive in the hideout where Sophie can talk to more survivors, as well as to team members.</text:h>
      <text:p text:style-name="P7"><text:span text:style-name="T16">*</text:span>The dialogues that Sophie can freely make with the different N.P.C. are boxed separately.</text:p>
      <text:p text:style-name="P23">Ben speaks with some survivors who welcome him.</text:p>
      <text:p text:style-name="P43">♫ Score: cello [<text:span text:style-name="T1">Larghetto</text:span>].</text:p>
      <text:p text:style-name="P43">♫ Ambient sounds: light water flow, very light wind.</text:p>
      <text:p text:style-name="P18"><text:span text:style-name="T11">Ben</text:span>: Welcome to our house, I invite you to take a ride, while I do some business.</text:p>
      <text:p text:style-name="P18"/>
      <table:table table:name="Table2" table:style-name="Table2">
        <table:table-column table:style-name="Table2.A"/>
        <table:table-row>
          <table:table-cell table:style-name="Table2.A1" office:value-type="string">
            <text:p text:style-name="P23">Near the entrance, Calcifer observes the small river that runs through the hiding place.</text:p>
            <text:p text:style-name="P43">♫ Sound effects: water flow.</text:p>
            <text:p text:style-name="P29"><text:span text:style-name="T11">Calcifer</text:span>: Did you see how it flew in the night? It seems very powerful, he gives me the heebie-jeebies! And he loses slime wherever he goes, like an infector.</text:p>
            <text:p text:style-name="P36"><text:span text:style-name="T11">Sophie</text:span>: Yes, he is a fearsome adversary, and he gives me nausea. I hope that we will find Howl soon and defeat him.</text:p>
            <text:p text:style-name="P29"><text:span text:style-name="T11">Calcifer</text:span>: Yes me too, this river is wet, all this cave is damp, we want to start as soon as possible!</text:p>
          </table:table-cell>
        </table:table-row>
      </table:table>
      <text:p text:style-name="P29"/>
      <table:table table:name="Table3" table:style-name="Table3">
        <table:table-column table:style-name="Table3.A"/>
        <table:table-row>
          <table:table-cell table:style-name="Table3.A1" office:value-type="string">
            <text:p text:style-name="P23">On the small slope leading to the canteen, Markl is talking to an herbalist.</text:p>
            <text:p text:style-name="P9"><text:span text:style-name="T11">Markl</text:span>: How many cheerful people in here, it seems that good humor is useful to increase their resistance to the slime!</text:p>
            <text:p text:style-name="P36"><text:span text:style-name="T11">Sophie</text:span>: Then you must be really resistant!</text:p>
            <text:p text:style-name="P9"><text:span text:style-name="T11">Markl</text:span>: Yeah, but I’ve always feared the blades of Layton’s servants more than the mud!</text:p>
          </table:table-cell>
        </table:table-row>
      </table:table>
      <text:p text:style-name="P29"/>
      <table:table table:name="Table4" table:style-name="Table4">
        <table:table-column table:style-name="Table4.A"/>
        <table:table-row>
          <table:table-cell table:style-name="Table4.A1" office:value-type="string">
            <text:p text:style-name="P23">Heen is in the form of a dog, and smells the ground by wandering around the square. When Sophie approaches him, he takes human form.</text:p>
            <text:p text:style-name="P43">♫ Sound effects: sniff, zoomer (Heen).</text:p>
            <text:p text:style-name="P41"><text:span text:style-name="T11">Heen</text:span>: Heen defeats Layton with the sword.</text:p>
            <text:p text:style-name="P36"><text:span text:style-name="T11">Sophie</text:span>: It’s still early to face Layton, we have to train! You still have to find many of your parts!</text:p>
            <text:p text:style-name="P41"><text:span text:style-name="T11">Heen</text:span>: If Heen returns like the Heen uses to be, he is invincible!</text:p>
          </table:table-cell>
        </table:table-row>
      </table:table>
      <text:p text:style-name="P29"/>
      <table:table table:name="Table5" table:style-name="Table5">
        <table:table-column table:style-name="Table5.A"/>
        <table:table-row>
          <table:table-cell table:style-name="Table5.A1" office:value-type="string">
            <text:p text:style-name="P23">Shortly before the learning of the dorms, a soldier sharpens his sword sitting on a bench.</text:p>
            <text:p text:style-name="P43">♫ Sound effects: iron on iron.</text:p>
            <text:p text:style-name="P28"><text:span text:style-name="T11">Xaion the warrior</text:span>: Welcome, I hope you can rest. There is always a great din here.</text:p>
            <text:p text:style-name="P36"><text:span text:style-name="T11">Sophie</text:span>: Are you a soldier of the resistance?</text:p>
            <text:p text:style-name="Xaion"><text:span text:style-name="T11">Xaion the warrior</text:span>: That’s right, I’m Xaion, and I fight to free Radme.</text:p>
          </table:table-cell>
        </table:table-row>
      </table:table>
      <text:p text:style-name="P42"/>
      <table:table table:name="Table6" table:style-name="Table6">
        <table:table-column table:style-name="Table6.A"/>
        <table:table-row>
          <table:table-cell table:style-name="Table6.A1" office:value-type="string">
            <text:p text:style-name="P23">In the shopping area, a rag asks alms. Nearby, an acrobat performs a little show. The only merchant at work looks like a receiver.</text:p>
            <text:p text:style-name="P43">♫ Ambient sounds: voices of people, some clashing of copper objects.</text:p>
            <text:p text:style-name="MarionTheSmart"><text:span text:style-name="T11">Marion the smart</text:span>: Do you come from outside Cal? Once I used to smuggle from an exit of the south gate, how did you get in?</text:p>
            <text:p text:style-name="P36"><text:soft-page-break/><text:span text:style-name="T11">Sophie</text:span>: From the south gate, but we had many difficulties</text:p>
            <text:p text:style-name="MarionTheSmart"><text:span text:style-name="T11">Marion the smart</text:span>: It becomes increasingly difficult to leave the city. If you meet Victor outside, could you give him this letter? From Marion.</text:p>
          </table:table-cell>
        </table:table-row>
      </table:table>
      <text:p text:style-name="P42"/>
      <table:table table:name="Table7" table:style-name="Table7">
        <table:table-column table:style-name="Table7.A"/>
        <table:table-row>
          <table:table-cell table:style-name="Table7.A1" office:value-type="string">
            <text:p text:style-name="Ektor"><text:span text:style-name="T11">Ektor the tightrope walker</text:span>: I am Ektor, and I walk on ropes. Since no one pays a ticket to see my show, I do not have a place to stay. I try to make myself useful as I can. <text:span text:style-name="T39">With</text:span> Layton in the city it is impossible to move.</text:p>
            <text:p text:style-name="P47"><text:span text:style-name="T11">Sophie</text:span>: <text:span text:style-name="T32">Did you ever met him?</text:span></text:p>
            <text:p text:style-name="P49"><text:span text:style-name="T11">Ektor: </text:span><text:span text:style-name="T20">O</text:span><text:span text:style-name="T19">f course. Layton came to the circus outside the city, and destroyed everything, sowing desperation among the happiest people I know. </text:span><text:span text:style-name="T20">O</text:span><text:span text:style-name="T19">nly a few </text:span><text:span text:style-name="T20">of us</text:span><text:span text:style-name="T19"> managed to escape, only thanks to a sort of invulnerability to the </text:span><text:span text:style-name="T20">mud</text:span><text:span text:style-name="T19">.</text:span></text:p>
            <text:p text:style-name="P48"><text:span text:style-name="T12">Sophie</text:span><text:span text:style-name="T19">: What do you mean?</text:span></text:p>
            <text:p text:style-name="P54"><text:span text:style-name="T29">Ektor</text:span><text:span text:style-name="T22">: Me and the Clown have been struck by Layton’s magic, but we seem to be invulnerable to the slime, probably thanks to our innate charisma!</text:span></text:p>
            <text:p text:style-name="P48"><text:span text:style-name="T12">Sophie</text:span><text:span text:style-name="T19">: </text:span><text:span text:style-name="T20">T</text:span><text:span text:style-name="T19">hanks for the information, it </text:span><text:span text:style-name="T20">could</text:span><text:span text:style-name="T19"> come in handy!</text:span></text:p>
          </table:table-cell>
        </table:table-row>
      </table:table>
      <text:p text:style-name="P34"/>
      <table:table table:name="Table8" table:style-name="Table8">
        <table:table-column table:style-name="Table8.A"/>
        <table:table-row>
          <table:table-cell table:style-name="Table8.A1" office:value-type="string">
            <text:p text:style-name="Zip"><text:span text:style-name="T11">Zip the merchant thief</text:span>: Hi adventurer, before leaving for the next adventure come to buy the from Zip!</text:p>
            <text:p text:style-name="P36"><text:span text:style-name="T11">Sophie</text:span>: What do you sell?</text:p>
            <text:p text:style-name="Zip"><text:span text:style-name="T11">Zip the merchant thief</text:span>: All that is useful left in the city, if you need something that I do not have in store, I go out and I steal it only for you, my darling.</text:p>
          </table:table-cell>
        </table:table-row>
      </table:table>
      <text:p text:style-name="P22"/>
      <text:h text:style-name="P52" text:outline-level="4">6 – Where The Witch of the <text:span text:style-name="T36">Waste</text:span> observes the orphan child.</text:h>
      <text:p text:style-name="P23">Near the bridge that leads to the sewers, on the road to the meeting room, a small child has attracted the attention of the Witch of the Waste, that bothers him.</text:p>
      <text:p text:style-name="Music"><text:span text:style-name="T22">♫ Sound clues: trumpet [</text:span><text:span text:style-name="T1">Adagio</text:span><text:span text:style-name="T22">].</text:span></text:p>
      <text:p text:style-name="P32"><text:span text:style-name="T11">Witch of the Waste</text:span> <text:span text:style-name="T2">-addressed to Orphan child-</text:span>: Look that beautiful child, just beautiful!</text:p>
      <text:p text:style-name="P36"><text:span text:style-name="T11">Sophie</text:span> <text:span text:style-name="T2">-addressed to Witch of the Waste-</text:span>: But you were not already tired before arriving at the tavern? You should rest!</text:p>
      <text:p text:style-name="WoW"><text:span text:style-name="T28">Witch of the Waste</text:span><text:span text:style-name="T22"> </text:span><text:span text:style-name="T25">-addressed to Orphan child-</text:span><text:span text:style-name="T22">: And what a heart! </text:span><text:span text:style-name="T25">-interrupting-</text:span><text:span text:style-name="T22"> It is a big and noble heart!</text:span></text:p>
      <text:p text:style-name="P23">Meanwhile, the Witch observes closely the child, who tries to wriggle, and finally manages to escape, when Ben interrupts the conversation.</text:p>
      <text:p text:style-name="Ben"><text:span text:style-name="T28">Ben:</text:span><text:span text:style-name="T22"> What are you doing to the child? Stop that! He doesn’t speak and doesn’t like being the center of attention.</text:span></text:p>
      <text:p text:style-name="Ben"><text:span text:style-name="T28">Ben</text:span><text:span text:style-name="T22"> </text:span><text:span text:style-name="T27">-addressed to Sophie-</text:span><text:span text:style-name="T22">: When you want, you can find me in the meeting room.</text:span></text:p>
      <text:h text:style-name="P52" text:outline-level="4">7 – Where Ben talks about the side-quests and the main mission in the meeting room.</text:h>
      <text:p text:style-name="P7"><text:span text:style-name="T17">*</text:span><text:span text:style-name="T11">The player can choose which answer Sophie can give.</text:span></text:p>
      <text:p text:style-name="P23">When Sophie come to talk to Ben, she is followed by all the other members of the team.</text:p>
      <text:p text:style-name="Music"><text:span text:style-name="T22">♫ Score: military theme [</text:span><text:span text:style-name="T1">Adagio</text:span><text:span text:style-name="T22">].</text:span></text:p>
      <text:p text:style-name="P18"><text:span text:style-name="T11">Ben</text:span>: You met some members of the resistance. Many of them lost everything, their family members and everyone they knew fell victim to Layton’s spell, and now they are fighting each other.</text:p>
      <text:list xml:id="list1225583035" text:style-name="L1">
        <text:list-item>
          <text:p text:style-name="P57"><text:span text:style-name="T11">Sophie</text:span>: How can we help the resistance?</text:p>
        </text:list-item>
      </text:list>
      <text:p text:style-name="P11"><text:span text:style-name="T11">Ben</text:span>: Since Layton discovered us, we are short of weapons, while Layton has almost all the army with him. In addition we need food from outside the walls, and Layton knows almost all the accesses to the city; to communicate with the roaring hills we need a new road. Finally we know that a group of survivors is hidden at the port, in a house near the fish market.</text:p>
      <text:list xml:id="list94004175505875" text:continue-numbering="true" text:style-name="L1">
        <text:list-item>
          <text:list>
            <text:list-item>
              <text:p text:style-name="P57"><text:span text:style-name="T11">Sophie</text:span>: I choose to steal weapons.</text:p>
            </text:list-item>
          </text:list>
        </text:list-item>
      </text:list>
      <text:p text:style-name="P19"><text:span text:style-name="T11">Ben</text:span>: At the beginning of the fall of the city we attacked the armory frontally, but the resistance suffered severe defeats, and at the moment even you alone would be a better army.</text:p>
      <text:p text:style-name="P21"><text:span text:style-name="T11">Sophie</text:span>: We will try to infiltrate.</text:p>
      <text:p text:style-name="P19"><text:span text:style-name="T11">Ben</text:span>: Yes, y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0"><text:span text:style-name="T11">Calcifer</text:span>: Where do we get dynamite?</text:p>
      <text:p text:style-name="P19"><text:span text:style-name="T11">Ben</text:span>: You will find it there. Thank you so much for what you do!</text:p>
      <text:p text:style-name="P20"><text:span text:style-name="T11">Calcifer</text:span>: It seems like a burning situation.</text:p>
      <text:list xml:id="list94003870843377" text:continue-numbering="true" text:style-name="L1">
        <text:list-item>
          <text:list>
            <text:list-item>
              <text:p text:style-name="P57"><text:span text:style-name="T11">Sophie</text:span>: I choose to explore the new road.</text:p>
            </text:list-item>
          </text:list>
        </text:list-item>
      </text:list>
      <text:p text:style-name="P19"><text:span text:style-name="T11">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6"><text:tab/><text:tab/>1.3<text:tab/><text:span text:style-name="T11">Sophie: </text:span><text:span text:style-name="T18">What’s about the people at the port?</text:span></text:p>
      <text:p text:style-name="P19"><text:span text:style-name="T11">Ben: </text:span><text:span text:style-name="T18">I do not know how long they’ve been there, but Layton’s soldiers have found them, and they do not have much time left.</text:span></text:p>
      <text:list xml:id="list94004014090172" text:continue-numbering="true" text:style-name="L1">
        <text:list-item>
          <text:p text:style-name="P57"><text:span text:style-name="T11">Sophie</text:span>: What’s the latest news about Howl?</text:p>
        </text:list-item>
      </text:list>
      <text:p text:style-name="P11"><text:span text:style-name="T11">Ben</text:span>: Six days ago, Howl saved the King from Layton’s spell, and with him his loyal escort. Then he helped Beuron to organize the resistance, which I led in his stead while he was under the curse. </text:p>
      <text:p text:style-name="P10"><text:span text:style-name="T11">Markl</text:span>: That was the night we spent at the fair in Portheaven!</text:p>
      <text:p text:style-name="P11"><text:span text:style-name="T11">Ben</text:span>: The same night, however, Howl decided to leave, with an escort of five men given to him by the king, towards the marshes. </text:p>
      <text:p text:style-name="P12"><text:span text:style-name="T11">Sophie</text:span>: Do you now what happen to them? </text:p>
      <text:p text:style-name="P11"><text:span text:style-name="T11">Ben</text:span>: Howl was defeated, and the soldiers with him escorted to the castle, where they fell victim to Layton’s spell.</text:p>
      <text:p text:style-name="P12"><text:span text:style-name="T11">Sophie</text:span>: Well, at least we know where they are. We have to save them and ask them what they remember about the battle!</text:p>
      <text:p text:style-name="P11"><text:span text:style-name="T11">Ben</text:span>: I like your ardor, but the castle is the most watched place in Cal, and it will not be easy to access it… we will have to study a plan. Come back to me when you are ready to decide how to act.</text:p>
      <text:h text:style-name="P52" text:outline-level="4">8 – Where they talk about the castle and the alchemist’s guild in the meeting room.</text:h>
      <text:p text:style-name="P23">Sophie and the others reach Ben and listen to the plan.</text:p>
      <text:p text:style-name="P43">♫ Score: military theme [<text:span text:style-name="T1">Adagio</text:span>].</text:p>
      <text:p text:style-name="P18"><text:span text:style-name="T11">Ben</text:span>: We will have to access the castle from the sewers, from there we can go out in the castle baths, which are exactly two floors below the throne room. There should be the soldiers we have to free, according to my informants.</text:p>
      <text:p text:style-name="P36"><text:span text:style-name="T11">Sophie</text:span>: Does he keep them prisoners in the throne room?</text:p>
      <text:p text:style-name="P18"><text:span text:style-name="T11">Ben</text:span>: No, their wills have been inhibited. Layton placed them there because they are the strongest of Beuron’s soldiers, and he wants to protect the throne room. </text:p>
      <text:p text:style-name="P36"><text:span text:style-name="T11">Sophie</text:span>: How do we get to the sewers?</text:p>
      <text:p text:style-name="P18"><text:span text:style-name="T11">Ben</text:span>: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p>
      <text:list xml:id="list1131477608" text:style-name="L2">
        <text:list-item>
          <text:p text:style-name="P58"><text:span text:style-name="T11">Sophie</text:span>: What is the precursor’s code?</text:p>
        </text:list-item>
      </text:list>
      <text:p text:style-name="P14"><text:span text:style-name="T11">Ben</text:span>: It is the key to opening the ancient portals. The only copy known to us is kept in the guild of alchemists. Go there and retrieve the code, then come back to me and I will show you the portal to access the canal that leads to the castle.</text:p>
      <text:list xml:id="list94003613987680" text:continue-numbering="true" text:style-name="L2">
        <text:list-item>
          <text:p text:style-name="P58"><text:span text:style-name="T11">Sophie</text:span>: What do you know about the precursors?</text:p>
          <text:p text:style-name="P62"><text:span text:style-name="T11">Ben</text:span>: <text:span text:style-name="T40">T</text:span>hey are the people who lived Radme centuries ago, they left many prodigious ruins at Radme. A magician can easily manipulate them even today, using the precursor code</text:p>
        </text:list-item>
        <text:list-item>
          <text:p text:style-name="P59">(if asked about the precursor’s code) <text:span text:style-name="T11">Sophie</text:span>: is the guild controlled by Layton?</text:p>
          <text:p text:style-name="P61">Ben<text:span text:style-name="T18">: I don’t believe. According to our latest information, it’s protected by a powerful magic against Layton’s monsters. I know the Master, he is very powerful and may seem like a bully, but actually he loves to write poetry.</text:span></text:p>
        </text:list-item>
      </text:list>
      <text:p text:style-name="P14"/>
      <text:p text:style-name="P50"><text:tab/></text:p>
      <text:h text:style-name="P52" text:outline-level="4">9 – Where the team explore the uninhabited area of the base.</text:h>
      <text:p text:style-name="P23">As they enter a room full of stone columns, they notice that many channels are dug in the floor.</text:p>
      <text:p text:style-name="P43">♫ Score: cello theme [<text:span text:style-name="T1">Adagio</text:span>].</text:p>
      <text:p text:style-name="Music"><text:span text:style-name="T22">♫ Sound clues: trumpet [</text:span><text:span text:style-name="T1">Andantino</text:span><text:span text:style-name="T22">].</text:span></text:p>
      <text:p text:style-name="P29"><text:span text:style-name="T11">Calcifer</text:span>: Look Sophie! On the roof! Those runic symbols with around those stone heads!</text:p>
      <text:p text:style-name="P36"><text:span text:style-name="T11">Sophie</text:span>: Surely I can tell something to make it work!</text:p>
      <text:p text:style-name="P23">* If Sophie has already taken the precursor code *</text:p>
      <text:p text:style-name="P15"><text:span text:style-name="T11">Sophie</text:span>: To show the ladder we have to have water, the water flows if you tell her, finds her way if we show it.</text:p>
      <text:p text:style-name="P13"><text:span text:style-name="T11">Markl</text:span>: So tell her to come out!</text:p>
      <text:p text:style-name="P15"><text:span text:style-name="T11">Sophie</text:span>: Flow!</text:p>
      <text:p text:style-name="P16">Water comes out of small holes in the walls.</text:p>
      <text:p text:style-name="P17">♫ Sound effects: water fast.</text:p>
      <text:p text:style-name="P15"><text:span text:style-name="T11">Sophie</text:span>: Now I have to tell the heads where to look to direct the flow of water.</text:p>
      <text:p text:style-name="P23">When (after the puzzle with treasure) they arrive at the underground spring through the dark tunnels</text:p>
      <text:p text:style-name="P43">♫ Ambient sounds: water flow, light wind.</text:p>
      <text:p text:style-name="P9"><text:span text:style-name="T11">Markl</text:span>: Wooow this place is magnificent! I did not imagine that Cal was so full of water, seeing the desert that was there until now.</text:p>
      <text:h text:style-name="P52" text:outline-level="4">10 – Where the team meets the crazy alchemist.</text:h>
      <text:p text:style-name="P23">The team leaves the base from the stairs leading to the fountain in the main square.</text:p>
      <text:p text:style-name="P43">♫ Ambient sounds: water flow, light wind.</text:p>
      <text:p text:style-name="P29"><text:span text:style-name="T8">Calcifer</text:span>: <text:span text:style-name="T7">this idea of the entrance to the refuge in a fountain is absurd! Only Howl could be so reckless!</text:span></text:p>
      <text:p text:style-name="P23">In the meantime it dries.</text:p>
      <text:p text:style-name="P43">♫ Ambient sounds: light wind.</text:p>
      <text:p text:style-name="P36"><text:span text:style-name="T8">Sophie</text:span>: <text:span text:style-name="T7">do not make noise, or we’ll lure Layton’s monsters!</text:span></text:p>
      <text:p text:style-name="P23">As soon as they enter the guild from a narrow passage, the team is wrapped in a thin fog, a laugh runs through the corridors and breaks the silence. The alchemist invites the team to overcome his enigmas.</text:p>
      <text:p text:style-name="Music"><text:span text:style-name="T22">♫ Score: viola theme [</text:span><text:span text:style-name="T1">Andantino</text:span><text:span text:style-name="T22">].</text:span></text:p>
      <text:p text:style-name="P45">♫ Sound effects: boots on wood (x2).</text:p>
      <text:p text:style-name="P35"><text:span text:style-name="T11">Alchemist</text:span>: Dear presents, welcome in my stronghold. Here I resist Layton while I find a cure for his illness, on myself. For now the experiments are proceeding with full success! On me the slime does not cause loss of will. However, hhahahhahahha, I still have not completely healed.</text:p>
      <text:p text:style-name="P36"><text:span text:style-name="T11">Sophie</text:span>: Obviously he does not know that hot water is the only way to get rid of the slime, must get crazy trying to do it.</text:p>
      <text:p text:style-name="P29"><text:span text:style-name="T11">Calcifer</text:span>: Yeah! It gives me creeps!</text:p>
      <text:p text:style-name="P9"><text:span text:style-name="T8">Markl</text:span><text:span text:style-name="T7"> </text:span><text:span text:style-name="T2">-worried-</text:span>: Maybe we should just tell him how to save himself!</text:p>
      <text:p text:style-name="P35"><text:span text:style-name="T11">Alchemist</text:span> <text:span text:style-name="T2">-from outside the room-</text:span>: Only a thief with an acumen like mine can overcome my riddles, and enjoy the last treasures of the guild.</text:p>
      <text:p text:style-name="P9"><text:span text:style-name="T11">Markl</text:span>: Heeeey alchemist! You need a hot bath to heal yourself, let us help you, we are Layton’s enemies!</text:p>
      <text:p text:style-name="P35"><text:span text:style-name="T11">Alchemist</text:span>: …</text:p>
      <text:p text:style-name="P36"><text:span text:style-name="T11">Sophie</text:span>: Obviously he can not hear us, I believe that the voice reaches us through a spell… we will have to make our way to his room.</text:p>
      <text:p text:style-name="P23">The team enters the guild hall.</text:p>
      <text:p text:style-name="P43">♫ Sound effects: boots on wood (x2).</text:p>
      <text:h text:style-name="P52" text:outline-level="4">11 – Where they find the book and leave the guild.</text:h>
      <text:p text:style-name="P23">They enter the alchemist’s room and find it threatening, holding the ancient code to itself behind a counter full of alembics.</text:p>
      <text:p text:style-name="P41"><text:span text:style-name="T11">Heen</text:span> -<text:span text:style-name="T2">growls-</text:span>.</text:p>
      <text:p text:style-name="P35"><text:span text:style-name="T11">Alchemist</text:span>: Welcome, I must deduce that you have managed to overcome my enigma.</text:p>
      <text:p text:style-name="P36"><text:span text:style-name="T11">Sophie</text:span>: Yes and it’s time for you to give up, we do not want to hurt you.</text:p>
      <text:p text:style-name="P35"><text:span text:style-name="T11">Alchemist</text:span>: You have not been sent by Layton?</text:p>
      <text:p text:style-name="P36"><text:span text:style-name="T11">Sophie</text:span>: No, we are allies of King Beuron.</text:p>
      <text:p text:style-name="P35"><text:span text:style-name="T11">Alchemist</text:span>: So you’re not going to steal my soul?</text:p>
      <text:p text:style-name="P36"><text:span text:style-name="T11">Sophie</text:span>: No, we only want the ancient code… but you’re full of slime, why you are not a monster?</text:p>
      <text:p text:style-name="P35"><text:span text:style-name="T11">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6"><text:span text:style-name="T11">Sophie</text:span>: It’s enough to wash for several hours in hot water, it has worked with the chief of the roaring Hills, it will work with you too.</text:p>
      <text:p text:style-name="P23">The alchemist remains a moment petrified for the revelation, then drops the code and runs to prepare the bath in the next room. Sophie takes the book.</text:p>
      <text:p text:style-name="P43">♫ Sound effects: book on wood, boots on wood.</text:p>
      <text:p text:style-name="P36"><text:span text:style-name="T11">Sophie</text:span>: Good bathroom mister alchemist!</text:p>
      <text:h text:style-name="P52" text:outline-level="4"><text:span text:style-name="T5">12 – (side-q1) Where they steal the weapons a</text:span><text:span text:style-name="T6">t</text:span><text:span text:style-name="T5"> the armory</text:span></text:h>
      <text:p text:style-name="P23">When they reach the armory, the military camp is practically deserted. Everywhere there are traces of the clash between the soldiers of Beuron and those dominated by Layton, with large patches of green slime on the ground. The team hides just when the smith, covered with mud, comes out of the armory screaming in a voice distorted by mental control</text:p>
      <text:p text:style-name="P43">♫ Score: military theme [<text:span text:style-name="T1">Adagio</text:span>].</text:p>
      <text:p text:style-name="P43">♫ Sound effects: scream (distorted), boots on soil.</text:p>
      <text:p text:style-name="Standard"><text:span text:style-name="T11">Blacksmith</text:span>: I’m gOiNg to slEEp, do the guarD WELL!</text:p>
      <text:p text:style-name="P23">And locks the door, tying it to the trousers.</text:p>
      <text:p text:style-name="P23">Four guards are posted outside the dormitory.</text:p>
      <text:p text:style-name="P43">♫ Sound effects: door lock.</text:p>
      <text:p text:style-name="P36"><text:span text:style-name="T11">Sophie</text:span>: We can not make noise, we should infiltrate and steal the keys from the smith..</text:p>
      <text:p text:style-name="P9"><text:span text:style-name="T11">Markl</text:span>: I could come in from that little hole, I’ll be out in a moment!</text:p>
      <text:p text:style-name="P32"><text:span text:style-name="T11">Witch of the Waste</text:span>: What a brave child!</text:p>
      <text:p text:style-name="P41"><text:span text:style-name="T11">Heen</text:span>: Heen accompanies! Heen plush step!</text:p>
      <text:p text:style-name="P36"><text:span text:style-name="T11">Sophie</text:span>: Sure Markl? If something happens, run away as fast as you can!</text:p>
      <text:p text:style-name="P9"><text:span text:style-name="T11">Markl</text:span>: Brrrr let’s hope that nothing happens..</text:p>
      <text:h text:style-name="P52" text:outline-level="4">13 – (side-q2) Where they discover a part of Heen at the port</text:h>
      <text:p text:style-name="P23">When they arrive at the port area they follow the noise of Layton’s soldiers, who try to break through the entrance of a cellar. They can either fight them or look for a way to hide. In both cases inside the refuge they find the fisherman and his family.</text:p>
      <text:p text:style-name="P43">♫ Score: acoustic guitar theme [<text:span text:style-name="T1">Adagio</text:span>].</text:p>
      <text:p text:style-name="P43">♫ Ambient sounds: wave noise, wind.</text:p>
      <text:p text:style-name="P30"><text:span text:style-name="T11">Fisherman</text:span>: Oh, you came to save us! We had no more hope!</text:p>
      <text:p text:style-name="P36"><text:span text:style-name="T11">Sophie</text:span>: It’s incredible that you resisted! How did you survive alone all this time?</text:p>
      <text:p text:style-name="P30"><text:span text:style-name="T11">Fisherman</text:span>: years ago I bought this oar from a secondhand dealer, I discovered that it was magical, with it I can row like ten men! And it also works as a club!</text:p>
      <text:p text:style-name="P41"><text:span text:style-name="T11">Heen</text:span> <text:span text:style-name="T2">-pointing-</text:span>: part of Heen!</text:p>
      <text:p text:style-name="P32"><text:span text:style-name="T11">Witch of the Waste</text:span>: Hihi here’s another one! I was just careless with my creations!</text:p>
      <text:p text:style-name="P30"><text:span text:style-name="T11">Fisherman</text:span>: If you go along the road to the shelter of the resistance I will be happy to give it to you.</text:p>
      <text:p text:style-name="P36"><text:span text:style-name="T11">Sophie</text:span>: We’re here for this.</text:p>
      <text:h text:style-name="P52" text:outline-level="4">14 – Where they arrive with Ben at the ancient port of the sewers.</text:h>
      <text:p text:style-name="P23">When they enter the resistance square they find Ben enthusiastic about their success</text:p>
      <text:p text:style-name="P43">♫ Score: cello [<text:span text:style-name="T1">Moderato</text:span>].</text:p>
      <text:p text:style-name="P18"><text:span text:style-name="T11">Ben</text:span>: Do you have the code?</text:p>
      <text:p text:style-name="P36"><text:span text:style-name="T11">Sophie</text:span>: Yes!</text:p>
      <text:p text:style-name="P29"><text:span text:style-name="T11">Calcifer</text:span>: It was guarded by a very dangerous madman, it’s been much more difficult than expected.</text:p>
      <text:p text:style-name="P18"><text:span text:style-name="T11">Ben</text:span>: The important thing is that now you are here, unharmed. Follow me!</text:p>
      <text:p text:style-name="P23">Ben leads them into a tunnel dug by the resistance, and they reach a canal full of water. A large circular gate of heavy iron prevents them from continuing. Ben calls Sophie and shows her a page of the book.</text:p>
      <text:p text:style-name="P43">♫ Ambient sounds: water.</text:p>
      <text:p text:style-name="P18"><text:span text:style-name="T11">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52" text:outline-level="4">15 – Where <text:span text:style-name="T33">the team</text:span> <text:span text:style-name="T33">passes</text:span> through the dark sewers.</text:h>
      <text:p text:style-name="P23">As they walk along the first channel of ancient sewers</text:p>
      <text:p text:style-name="P43">♫ Ambient sounds: water.</text:p>
      <text:p text:style-name="P9"><text:span text:style-name="T11">Markl</text:span>: I had no idea that there was a civilization before the current one in Radme. Judging by these structures it was quite advanced!</text:p>
      <text:p text:style-name="P32"><text:span text:style-name="T11">Witch of the Waste</text:span>: It was, they were certainly more technologically advanced than the current inhabitants of Radme. Not to mention their mastery of magic, superior to the best wizards of Ingary. The legend tells that a natural disaster made them disappear.</text:p>
      <text:p text:style-name="P9"><text:span text:style-name="T11">Markl</text:span>: And the current inhabitants?</text:p>
      <text:p text:style-name="P32"><text:span text:style-name="T11">Witch of the Waste</text:span>: They are settlers, emigrated from our continent many years ago.</text:p>
      <text:p text:style-name="P23">Getting in the Rat’s nest, where 20 big mud-rats are hiding</text:p>
      <text:p text:style-name="P43"><text:span text:style-name="T2">♫ Sound effects</text:span>: almost silence.</text:p>
      <text:p text:style-name="P36"><text:span text:style-name="T11">Sophie</text:span>: Mmm it’s too calm. I don’t like it. </text:p>
      <text:p text:style-name="P43"><text:span text:style-name="T2">♫ Sound effects</text:span>: squeaks are heard louder and louder as they cross the room.</text:p>
      <text:p text:style-name="P36"><text:span text:style-name="T11">Sophie</text:span>: everyone! get ready to fight! they are surrounding us!</text:p>
      <text:p text:style-name="P23">Crossing a pool of water</text:p>
      <text:p text:style-name="P43"><text:span text:style-name="T2">♫ Sound effects</text:span>: boots in water, stroke in water.</text:p>
      <text:p text:style-name="P29"><text:span text:style-name="T11">Calcifer</text:span>: This place is wet, we do not like it. We have the armor full of water.</text:p>
      <text:p text:style-name="P41"><text:span text:style-name="T11">Heen</text:span> <text:span text:style-name="T2">-swimming like a dog-</text:span>: Uuuff uuuuuff!</text:p>
      <text:p text:style-name="P36"><text:span text:style-name="T11">Sophie</text:span>: Resist Calcifer, we’re almost there! Intensify the light!</text:p>
      <text:p text:style-name="P24">In order to fill the water basins through a system of communicating pipes, to cross the sewers, Sophie must have an overview of the state of the basins. Calcifer flows in the form of a shooting star into some pipes and checks the status of adjacent basins.</text:p>
      <text:p text:style-name="P46">♫ Ambient sounds: water.</text:p>
      <text:p text:style-name="P46">♫ Sound effects: fire of fire.</text:p>
      <text:p text:style-name="P29"><text:span text:style-name="T11">Calcifer</text:span><text:span text:style-name="T18">: The first basin is full! The second void and the one that we have to cross is half full!</text:span></text:p>
      <text:p text:style-name="P36"><text:span text:style-name="T11">Sophie</text:span><text:span text:style-name="T18">: I try to ask the nearest dam to open! </text:span><text:span text:style-name="T4">-Sophie focus herself-</text:span><text:span text:style-name="T18"> </text:span><text:span text:style-name="T21">N</text:span><text:span text:style-name="T18">ear dam, open up!</text:span></text:p>
      <text:p text:style-name="P23">One after the other the dams move allowing Sophie to solve the puzzles with the help of Calcifer, who observes the state of the communicating basins.</text:p>
      <text:p text:style-name="P23">As they cross the modern floor of the sewers, they find themselves in a huge den of rats dominated by the mud.</text:p>
      <text:p text:style-name="P46">♫ Sound effects: iron on iron, water, fire of fire, squeak.</text:p>
      <text:p text:style-name="P36"><text:span text:style-name="T8">Sophie: </text:span>Th<text:span text:style-name="T9">ey’re hundreds!</text:span></text:p>
      <text:p text:style-name="P23">When they empty the last basin, a monster emerges, completely covered with mud.</text:p>
      <text:p text:style-name="P43"><text:span text:style-name="T2">♫ Sound effects: </text:span>plaintive roar.</text:p>
      <text:p text:style-name="P36"><text:span text:style-name="T11">Sophie</text:span>: This is incredibly ugly!</text:p>
      <text:p text:style-name="P29"><text:span text:style-name="T11">Calcifer</text:span>: A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6"><draw:text-box fo:min-height="6.197cm"><text:p text:style-name="P8"><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10"><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8"><draw:frame draw:style-name="fr4" draw:name="Image5" text:anchor-type="as-char" svg:width="9.5cm" style:rel-width="100%" svg:height="5.844cm" style:rel-height="scale" draw:z-index="9"><draw:image xlink:href="Pictures/1000020100000516000003214512931DC3639CD4.png" xlink:type="simple" xlink:show="embed" xlink:actuate="onLoad" loext:mime-type="image/png"/></draw:frame><text:span text:style-name="T10"><text:line-break/></text:span>Picture <text:sequence text:ref-name="refPicture3" text:name="Picture" text:formula="ooow:Picture+1" style:num-format="1">4</text:sequence>: Rat monster</text:p></draw:text-box></draw:frame></text:p>
          </table:table-cell>
        </table:table-row>
      </table:table>
      <text:p text:style-name="Text_20_body"/>
      <text:h text:style-name="P52" text:outline-level="4">16 – Where they come out of the sewers, in the baths of the castle, and in the gardens.</text:h>
      <text:p text:style-name="P23">Calcifer is the first to get out of the sewers, and begins to shake awkwardly to let the water out of the joints of the armor. Immediately after Heen shakes off the hair and wet Calcifer again. While Calcifer complains, Sophie covers the visor of his helmet telling him to be silent. The Team is hiding in a locker room while in the central hall with the baths passes a platoon of patrol guards.</text:p>
      <text:p text:style-name="P23">When they arrive in the gardens, both fountains are composed of precursor statues.</text:p>
      <text:p text:style-name="P43">♫ Score: cello [<text:span text:style-name="T1">Larghetto</text:span>].</text:p>
      <text:p text:style-name="P43">♫ Ambient sounds: water, wind.</text:p>
      <text:p text:style-name="P43">♫ Sound effects: water, dog shaking, iron on iron.</text:p>
      <text:p text:style-name="P29"><text:span text:style-name="T8">Calcifer</text:span><text:span text:style-name="T7">: Sophie, what’s written?</text:span></text:p>
      <text:p text:style-name="P36"><text:span text:style-name="T8">Sophie</text:span><text:span text:style-name="T7">: I am translating, it seems that this garden was formerly intended for the cultivation of a species of plants that require so much water. The fountains are activated by adjusting the pressure of the valves at the ends of the garden!</text:span></text:p>
      <text:p text:style-name="P29"><text:span text:style-name="T8">Calcifer</text:span><text:span text:style-name="T7">: Tell me when a river of water is about to explode, I would like to be away from here.</text:span></text:p>
      <text:h text:style-name="P52" text:outline-level="4">17 – Where (opt) they decide to save civilians in prisons.</text:h>
      <text:p text:style-name="P23">Once in the prisons there are about twenty people.</text:p>
      <text:p text:style-name="P43">♫ Score: military theme [<text:span text:style-name="T1">Adagio</text:span>].</text:p>
      <text:p text:style-name="P43">♫ Ambient sounds: boots on wood, voices of people.</text:p>
      <text:p text:style-name="P36"><text:span text:style-name="T11">Sophie</text:span>: And who would you be? Soldiers?</text:p>
      <text:p text:style-name="P23">A clown with extremely sad makeup, sitting in the center of the largest cell rises and, moving in an absurdly theatrical way, responds.</text:p>
      <text:p text:style-name="P43">♫ Sound effects: boots on wood.</text:p>
      <text:p text:style-name="P26"><text:span text:style-name="T11">Clown</text:span>: We are the immunes!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6"><text:span text:style-name="T11">Sophie</text:span>: We will find a way to free you, you would be excellent allies for the resistance. Layton’s kingdom must end!</text:p>
      <text:h text:style-name="P51" text:outline-level="4">In the prison, Sophie can speak with the released prisoners.</text:h>
      <text:p text:style-name="P7"><text:span text:style-name="T16">*</text:span>The dialogues that Sophie can freely make with the different N.P.C. are boxed separately.</text:p>
      <table:table table:name="Table9" table:style-name="Table9">
        <table:table-column table:style-name="Table9.A"/>
        <table:table-row>
          <table:table-cell table:style-name="Table9.A1" office:value-type="string">
            <text:p text:style-name="P26"><text:span text:style-name="T11">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6"><text:span text:style-name="T11">Sophie</text:span>: Ektor is safe! You’ll meet him at the den of the resistance!</text:p>
            <text:p text:style-name="P26"><text:span text:style-name="T11">Clown</text:span>: What a wonderful news, I can not wait!</text:p>
          </table:table-cell>
        </table:table-row>
      </table:table>
      <text:p text:style-name="P7"/>
      <table:table table:name="Table10" table:style-name="Table10">
        <table:table-column table:style-name="Table10.A"/>
        <table:table-row>
          <table:table-cell table:style-name="Table10.A1" office:value-type="string">
            <text:p text:style-name="P33"><text:span text:style-name="T11">Ron the poet</text:span>: They took me together with the clown, in the miserable hostel in the city. When they discovered they could not use us, they left us to rot. I have not eaten for days!</text:p>
            <text:p text:style-name="P36"><text:span text:style-name="T11">Sophie</text:span>: I should have some crackers.</text:p>
            <text:p text:style-name="P33"><text:span text:style-name="T11">Ron the poet</text:span>: Oh my benefactress and liberator!</text:p>
          </table:table-cell>
        </table:table-row>
      </table:table>
      <text:p text:style-name="P27"/>
      <table:table table:name="Table11" table:style-name="Table11">
        <table:table-column table:style-name="Table11.A"/>
        <table:table-row>
          <table:table-cell table:style-name="Table11.A1" office:value-type="string">
            <text:p text:style-name="P34"><text:span text:style-name="T11">Zelda the good</text:span>: I take care of the needy as I can.</text:p>
            <text:p text:style-name="P36"><text:span text:style-name="T11">Sophie</text:span>: Are you an herbalist?</text:p>
            <text:p text:style-name="P34"><text:span text:style-name="T11">Zelda the good</text:span>: Yes, and not only, I studied medicine from a master, I will be able to help you.</text:p>
          </table:table-cell>
        </table:table-row>
      </table:table>
      <text:p text:style-name="P27"/>
      <table:table table:name="Table12" table:style-name="Table12">
        <table:table-column table:style-name="Table12.A"/>
        <table:table-row>
          <table:table-cell table:style-name="Table12.A1" office:value-type="string">
            <text:p text:style-name="P35"><text:span text:style-name="T11">Vlad the Barbarian</text:span>: I come from a distant land, where I was a bear knight. Since I joined the army of Beuron as a mercenary, I never imagined that there would be a desertion. Now I find myself here without even understanding why.</text:p>
            <text:p text:style-name="P36"><text:span text:style-name="T11">Sophie</text:span>: Now that you are free you could serve again, for our cause.</text:p>
          </table:table-cell>
        </table:table-row>
      </table:table>
      <text:p text:style-name="Text_20_body"/>
      <text:h text:style-name="P52" text:outline-level="4">18 – Where they come to the throne room, where they defeat the soldiers.</text:h>
      <text:p text:style-name="P23">Once in the throne room they fight with the soldiers, who seem to be waiting for them standing forever. After the fight Sophie notes that their armor is dirty with mud from the marsh.</text:p>
      <text:p text:style-name="Music"><text:span text:style-name="T22">♫ Score: medieval theme [</text:span><text:span text:style-name="T23">Vivacissimo</text:span><text:span text:style-name="T22">].</text:span></text:p>
      <text:p text:style-name="P43">♫ Sound effects: boot on wood, iron on iron.</text:p>
      <text:p text:style-name="P7"><draw:frame draw:style-name="fr2" draw:name="Frame4" text:anchor-type="as-char" svg:width="19.001cm" draw:z-index="4"><draw:text-box fo:min-height="11.393cm"><text:p text:style-name="P8"><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10"><text:line-break/></text:span>Picture <text:sequence text:ref-name="refPicture4" text:name="Picture" text:formula="ooow:Picture+1" style:num-format="1">5</text:sequence>: Throne room</text:p></draw:text-box></draw:frame></text:p>
      <text:p text:style-name="P36"><text:span text:style-name="T11">Sophie</text:span>: They wear the same armor of the night when Howl disappeared, they come from the swamp. But what have they been doing all this time? Can Layton keep them here waiting for death? They keep staring the void! It’s a monster.</text:p>
      <text:p text:style-name="P23">Meanwhile Markl Heen and Calcifer move the bodies stunned towards the baths with the pools.</text:p>
      <text:p text:style-name="Music"><text:span text:style-name="T22">♫ Score: medieval theme [</text:span><text:span text:style-name="T1">Larghetto</text:span><text:span text:style-name="T22">].</text:span></text:p>
      <text:p text:style-name="P9"><text:span text:style-name="T11">Markl</text:span>: Give us a hand to free them, they are very heavy.</text:p>
      <text:h text:style-name="P52" text:outline-level="4">19 – Where Calcifer heats up the baths to save the soldiers.</text:h>
      <text:p text:style-name="P23">Sophie and her friends have opened the water channels and the water basin inside the boiler is full.</text:p>
      <text:p text:style-name="P43">♫ Score: cello theme [<text:span text:style-name="T1">Larghetto</text:span>].</text:p>
      <text:p text:style-name="P43">♫ Sound effects: water.</text:p>
      <text:p text:style-name="P36"><text:span text:style-name="T11">Sophie</text:span>: Calcifer, now it’s up to you to heat up.</text:p>
      <text:p text:style-name="P29"><text:span text:style-name="T11">Calcifer</text:span>: But we will need wood. A pool does not heat itself. Surely around here we will find it in abundance.</text:p>
      <text:p text:style-name="P23">Recovered the wood and accumulated in a pile under the boiler Calcifer blaze.</text:p>
      <text:p text:style-name="P43">♫ Sound effects: wood on wood, crackling fire.</text:p>
      <text:p text:style-name="P29"><text:span text:style-name="T11">Calcifer</text:span>: We hate to heat water, it’s a stupid task. We are made to cross planets!</text:p>
      <text:p text:style-name="P36"><text:span text:style-name="T11">Sophie</text:span>: Calcifer, think that you’re saving so many lives and solving a war! Plus you’re saving Howl!</text:p>
      <text:p text:style-name="P29"><text:span text:style-name="T11">Calcifer</text:span>: Certainly certain.</text:p>
      <text:p text:style-name="P32"><text:span text:style-name="T11">Witch of the Waste</text:span>: What a nice little fire, a huge little fire!</text:p>
      <text:p text:style-name="P23">The heated water is drained into the baths, where the unconscious soldiers begin to return human.</text:p>
      <text:p text:style-name="P43">♫ Sound effects: water.</text:p>
      <text:p text:style-name="P43">♫ Ambient sounds: voices of people.</text:p>
      <text:h text:style-name="P51" text:outline-level="4">While the defeated soldiers take a bath in the therms you can talk to some of them.</text:h>
      <text:p text:style-name="P7"><text:span text:style-name="T16">*</text:span>The dialogues that Sophie can freely make with the different N.P.C. are boxed separately.</text:p>
      <table:table table:name="Table13" table:style-name="Table13">
        <table:table-column table:style-name="Table13.A"/>
        <table:table-row>
          <table:table-cell table:style-name="Table13.A1" office:value-type="string">
            <text:p text:style-name="Ektor"><text:span text:style-name="T11">Soldier1</text:span>: Mmm, finally I’m fine, I’ve never been better!</text:p>
          </table:table-cell>
        </table:table-row>
      </table:table>
      <text:p text:style-name="P7"/>
      <table:table table:name="Table14" table:style-name="Table14">
        <table:table-column table:style-name="Table14.A"/>
        <table:table-row>
          <table:table-cell table:style-name="Table14.A1" office:value-type="string">
            <text:p text:style-name="FisherMan"><text:span text:style-name="T11">Soldier2</text:span>: It’s like being born again, now I can remember my name!</text:p>
          </table:table-cell>
        </table:table-row>
      </table:table>
      <text:p text:style-name="P31"/>
      <table:table table:name="Table15" table:style-name="Table15">
        <table:table-column table:style-name="Table15.A"/>
        <table:table-row>
          <table:table-cell table:style-name="Table15.A1" office:value-type="string">
            <text:p text:style-name="MarionTheSmart"><text:span text:style-name="T11">Soldier3</text:span> <text:span text:style-name="T2">-distraught-</text:span>: Slime everywhere, it’s like bringing the swamp inside.</text:p>
          </table:table-cell>
        </table:table-row>
      </table:table>
      <text:p text:style-name="P31"/>
      <table:table table:name="Table16" table:style-name="Table16">
        <table:table-column table:style-name="Table16.A"/>
        <table:table-row>
          <table:table-cell table:style-name="Table16.A1" office:value-type="string">
            <text:p text:style-name="Xaion"><text:span text:style-name="T11">Soldier4</text:span>: I drank the water in which you are bathing us, and now I am terribly hungry.</text:p>
          </table:table-cell>
        </table:table-row>
      </table:table>
      <text:p text:style-name="P31"/>
      <text:h text:style-name="P52" text:outline-level="4">20 – Where they talk to the soldiers and Ben invites them to join the king.</text:h>
      <text:p text:style-name="P23">In the rebel shelter</text:p>
      <text:p text:style-name="P43">♫ Score: military theme [<text:span text:style-name="T1">Adagio</text:span>].</text:p>
      <text:p text:style-name="P18"><text:span text:style-name="T11">Ben</text:span>: Welcome back! As I am pleased to see you come back with my brothers! The diversion that we created on the other side of the city cost us many wounded, we need new levers!</text:p>
      <text:p text:style-name="P36"><text:span text:style-name="T11">Sophie</text:span>: Unfortunately they are all practically fainted, we will have to wait until they wake up…</text:p>
      <text:p text:style-name="P18"><text:span text:style-name="T11">Ben</text:span> <text:span text:style-name="T2">-turning to the doctor-</text:span>: Bring me salts, we must act quickly, who knows what Layton is doing to Howl right now.</text:p>
      <text:p text:style-name="P23">After using the salts on the guards.</text:p>
      <text:p text:style-name="P43">♫ Ambient sounds: voices of people.</text:p>
      <text:p text:style-name="P18"><text:span text:style-name="T11">Ben</text:span>: Hello soldiers, welcome back, do you remember me?</text:p>
      <text:p text:style-name="Ektor"><text:span text:style-name="T11">Soldier1</text:span>: Ben! You’re safe and sound! Where are we?</text:p>
      <text:p text:style-name="FisherMan"><text:span text:style-name="T11">Soldier2</text:span>: What happened to us?</text:p>
      <text:p text:style-name="MarionTheSmart"><text:span text:style-name="T11">Soldier3</text:span>: I remember we were fighting at the swamp, an army of Layton henchmen.</text:p>
      <text:p text:style-name="FisherMan"><text:span text:style-name="T11">Soldier2</text:span>: Howl and Layton fought over our heads.</text:p>
      <text:p text:style-name="Xaion"><text:span text:style-name="T11">Soldier4</text:span>: I remember a deafening sound. Then howl fell into the river that runs through the swamp to Cal.</text:p>
      <text:p text:style-name="Ektor"><text:span text:style-name="T11">Soldier1</text:span>: I remember too, even though I was too busy fighting to be able to see well.</text:p>
      <text:p text:style-name="Xaion"><text:span text:style-name="T11">Soldier4</text:span>: Layton shone with a very strong light, I remember him, screaming that he could win any mage.</text:p>
      <text:p text:style-name="P36"><text:span text:style-name="T11">Sophie</text:span>: So Howl fell into the river?</text:p>
      <text:p text:style-name="Xaion"><text:span text:style-name="T11">Soldier4</text:span>: Yes, and unfortunately, I think he was drowning.</text:p>
      <text:p text:style-name="P18"><text:span text:style-name="T11">Ben</text:span>: The rapids of the river are terrible. Layton must have made him lose his senses and then let him die in the water. If he arrived at Cal’s dam we would have seen him. I left a guard to watch it.</text:p>
      <text:p text:style-name="P23">Sophie and the team exchange looks of despair.</text:p>
      <text:p text:style-name="P29"><text:span text:style-name="T11">Calcifer</text:span>: Could it not be somewhere along the river? Maybe with a head injury, or in a coma!</text:p>
      <text:p text:style-name="P18"><text:span text:style-name="T11">Ben</text:span>: Maybe, but I recommend you to go and get help from King Beuron, before proceeding to the swamps. He will certainly give you all the support he can to facilitate your journey.</text:p>
      <text:p text:style-name="P38">Sophie: <text:span text:style-name="T18">I do not know Ben, this news upsets us, we would like to investigate along the river.</text:span></text:p>
      <text:p text:style-name="Ben"><text:span text:style-name="T11">Ben</text:span>: <text:span text:style-name="T41">W</text:span>e will take care of the river <text:span text:style-name="T3">(</text:span><text:span text:style-name="T2">if the player has completed at least one side-quest</text:span><text:span text:style-name="T3">)</text:span>: <text:span text:style-name="T41">“thanks to your help”</text:span> - we can engage several men in the search. <text:span text:style-name="T41">I</text:span>t is essential, however, that the king suggests to you how to act with Layton, before he becomes powerful enough to destroy everything!</text:p>
      <text:p text:style-name="P39">Sophie: okay, but at least promise me to send a pigeon to the king’s fortress tomorrow, to update me on the search.</text:p>
      <text:p text:style-name="Ben"><text:span text:style-name="T11">Ben</text:span>: I will do it. <text:span text:style-name="T41">Now</text:span> you have to leave, and we will have to increase the defenses of the shelter.</text:p>
      <text:p text:style-name="Calcifer"><text:span text:style-name="T11">Calcifer</text:span>: see you soon, I hope!</text:p>
      <text:h text:style-name="P51" text:outline-level="4">Before leaving the shelter they can talk to some soldiers for more information on the battle, with members of the resistance and with the team members.</text:h>
      <text:p text:style-name="P7"><text:span text:style-name="T16">*</text:span>The dialogues that Sophie can freely make with the different N.P.C. are boxed separately.</text:p>
      <table:table table:name="Table17" table:style-name="Table17">
        <table:table-column table:style-name="Table17.A"/>
        <table:table-row>
          <table:table-cell table:style-name="Table17.A1" office:value-type="string">
            <text:p text:style-name="Ektor"><text:span text:style-name="T11">Soldier1</text:span>: Howl fought well. For a moment, I thought we would win.</text:p>
            <text:p text:style-name="P36"><text:span text:style-name="T11">Sophie</text:span>: But have you seen what happened to Howl before he fells?</text:p>
            <text:p text:style-name="Ektor"><text:span text:style-name="T11">Soldier1</text:span>: No. I was too worried about staring at the blade that was trying to hit me.</text:p>
          </table:table-cell>
        </table:table-row>
      </table:table>
      <table:table table:name="Table18" table:style-name="Table18">
        <table:table-column table:style-name="Table18.A"/>
        <text:soft-page-break/>
        <table:table-row>
          <table:table-cell table:style-name="Table18.A1" office:value-type="string">
            <text:p text:style-name="FisherMan"><text:span text:style-name="T11">Soldier2</text:span>: I hope he is still alive, Simon has fallen into the rapid, and I myself have heard the sound of his head striking the boulders.</text:p>
            <text:p text:style-name="P36"><text:span text:style-name="T11">Sophie</text:span>: Really heartening.</text:p>
            <text:p text:style-name="P23">Calcifer does not speak.</text:p>
            <text:p text:style-name="P9"><text:span text:style-name="T11">Markl</text:span>: I can not believe it, it’s not true. It can not be, Howl would not let himself be defeated like that.</text:p>
          </table:table-cell>
        </table:table-row>
      </table:table>
      <text:p text:style-name="BlackSmith"/>
      <text:h text:style-name="P52" text:outline-level="4">21 – Where they reach the walls talking about Howl.</text:h>
      <text:p text:style-name="Music"><text:span text:style-name="T22">♫ Score: Persian theme [</text:span><text:span text:style-name="T1">Larghetto</text:span><text:span text:style-name="T22">].</text:span></text:p>
      <text:p text:style-name="P43">♫ Ambient sounds: wind.</text:p>
      <text:p text:style-name="P9"><text:span text:style-name="T11">Markl</text:span>: Do you think that he’s really drowned?</text:p>
      <text:p text:style-name="P29"><text:span text:style-name="T11">Calcifer</text:span> <text:span text:style-name="T2">-worried-</text:span>: We really do not believe it. There should be an indissoluble bond between us. I’m sure if he was dying we would be the first to know it. What absurdity, Howl dead.</text:p>
      <text:p text:style-name="P36"><text:span text:style-name="T11">Sophie</text:span>: Do not be afraid, Calcifer, he’s fine, I’m sure too. We just have to hurry up to find him, before all these people are destroyed by Layton’s madness.</text:p>
      <text:p text:style-name="P29"><text:span text:style-name="T11">Calcifer</text:span>: W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Liberation Serif1" fo:font-family="'Liberation Serif'" style:font-style-name="Regular" style:font-family-generic="roman" style:font-pitch="variable" fo:font-size="12pt"/>
    </style:style>
    <style:style style:name="Heen" style:family="paragraph" style:parent-style-name="Standard">
      <style:text-properties fo:color="#966149" style:font-name="Liberation Serif1" fo:font-family="'Liberation Serif'" style:font-style-name="Regular" style:font-family-generic="roman" style:font-pitch="variable" fo:font-size="12pt"/>
    </style:style>
    <style:style style:name="Calcifer" style:family="paragraph" style:parent-style-name="Standard">
      <style:text-properties fo:color="#e3482d" style:font-name="Liberation Serif1" fo:font-family="'Liberation Serif'" style:font-style-name="Regular" style:font-family-generic="roman" style:font-pitch="variable" fo:font-size="12pt"/>
    </style:style>
    <style:style style:name="Markl" style:family="paragraph" style:parent-style-name="Standard">
      <style:text-properties fo:color="#909468" style:font-name="Liberation Serif1" fo:font-family="'Liberation Serif'" style:font-style-name="Regular" style:font-family-generic="roman" style:font-pitch="variable" fo:font-size="12pt"/>
    </style:style>
    <style:style style:name="WoW" style:family="paragraph" style:parent-style-name="Standard">
      <style:text-properties fo:color="#39125a" style:font-name="Liberation Serif1" fo:font-family="'Liberation Serif'" style:font-style-name="Regular" style:font-family-generic="roman" style:font-pitch="variable" fo:font-size="12pt"/>
    </style:style>
    <style:style style:name="Ben" style:family="paragraph" style:parent-style-name="Standard">
      <style:text-properties fo:color="#445245" style:font-name="Liberation Serif1" fo:font-family="'Liberation Serif'" style:font-style-name="Regular" style:font-family-generic="roman" style:font-pitch="variable" fo:font-size="12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Liberation Serif1" fo:font-family="'Liberation Serif'" style:font-style-name="Regular" style:font-family-generic="roman" style:font-pitch="variable" fo:font-size="12pt" fo:background-color="transparent"/>
    </style:style>
    <style:style style:name="Ektor" style:family="paragraph" style:parent-style-name="Standard">
      <style:text-properties fo:color="#5b277d" style:font-name="Liberation Serif1" fo:font-family="'Liberation Serif'" style:font-style-name="Regular" style:font-family-generic="roman" style:font-pitch="variable" fo:font-size="12pt" fo:background-color="transparent"/>
    </style:style>
    <style:style style:name="Zip" style:family="paragraph" style:parent-style-name="Standard">
      <style:text-properties fo:color="#706e0c" style:font-name="Liberation Serif1" fo:font-family="'Liberation Serif'" style:font-style-name="Regular" style:font-family-generic="roman" style:font-pitch="variable" fo:font-size="12pt" fo:background-color="transparent"/>
    </style:style>
    <style:style style:name="Alchemist" style:family="paragraph" style:parent-style-name="Standard">
      <style:text-properties fo:color="#0029ec" style:font-name="Liberation Serif1" fo:font-family="'Liberation Serif'" style:font-style-name="Regular" style:font-family-generic="roman" style:font-pitch="variable" fo:font-size="12pt"/>
    </style:style>
    <style:style style:name="BlackSmith" style:family="paragraph" style:parent-style-name="Standard">
      <style:text-properties fo:color="#784b04" style:font-name="Liberation Serif1" fo:font-family="'Liberation Serif'" style:font-style-name="Regular" style:font-family-generic="roman" style:font-pitch="variable" fo:font-size="12pt"/>
    </style:style>
    <style:style style:name="FisherMan" style:family="paragraph" style:parent-style-name="Header">
      <style:text-properties fo:color="#acb20c" style:font-name="Liberation Serif1" fo:font-family="'Liberation Serif'" style:font-style-name="Regular" style:font-family-generic="roman" style:font-pitch="variable" fo:font-size="12pt"/>
    </style:style>
    <style:style style:name="Clown" style:family="paragraph" style:parent-style-name="Standard">
      <style:text-properties fo:color="#ad29ad" style:font-name="Liberation Serif1" fo:font-family="'Liberation Serif'" style:font-style-name="Regular" style:font-family-generic="roman" style:font-pitch="variable" fo:font-size="12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9</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18T09:40:01.259000000</dc:date>
    <meta:editing-duration>PT8H49M48S</meta:editing-duration>
    <meta:editing-cycles>468</meta:editing-cycles>
    <meta:generator>LibreOffice/6.1.2.1$Windows_X86_64 LibreOffice_project/65905a128db06ba48db947242809d14d3f9a93fe</meta:generator>
    <dc:creator>Michele Maione</dc:creator>
    <meta:document-statistic meta:table-count="20" meta:image-count="5" meta:object-count="0" meta:page-count="26" meta:paragraph-count="427" meta:word-count="6799" meta:character-count="36957" meta:non-whitespace-character-count="30550"/>
    <meta:template xlink:type="simple" xlink:actuate="onRequest" xlink:title="" xlink:href="../MasterGameDesignDocument.odm" meta:date="2018-12-21T09:55:07.590000000"/>
  </office:meta>
</office:document-meta>
</file>